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7cm" svg:stroke-color="#ffffff" draw:stroke-linejoin="round" svg:stroke-linecap="round" draw:fill="solid" draw:fill-color="#ffffff" fo:padding-top="0.018cm" fo:padding-bottom="0.018cm" fo:padding-left="0.018cm" fo:padding-right="0.018cm"/>
    </style:style>
    <style:style style:name="gr2" style:family="graphic" style:parent-style-name="standard">
      <style:graphic-properties draw:stroke="none" draw:fill="solid" draw:fill-color="#ebebeb"/>
    </style:style>
    <style:style style:name="gr3" style:family="graphic" style:parent-style-name="standard">
      <style:graphic-properties draw:stroke="solid" svg:stroke-width="0.018cm" svg:stroke-color="#ffffff" draw:stroke-linejoin="round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solid" svg:stroke-width="0.037cm" svg:stroke-color="#ffffff" draw:stroke-linejoin="round" svg:stroke-linecap="butt" draw:fill="none" fo:padding-top="0.018cm" fo:padding-bottom="0.018cm" fo:padding-left="0.018cm" fo:padding-right="0.018cm"/>
    </style:style>
    <style:style style:name="gr5" style:family="graphic" style:parent-style-name="standard">
      <style:graphic-properties draw:stroke="none" draw:fill="solid" draw:fill-color="#4682b4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21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19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22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91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50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00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196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63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53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246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037cm" svg:stroke-color="#333333" draw:stroke-linejoin="round" svg:stroke-linecap="butt" draw:fill="none" fo:padding-top="0.018cm" fo:padding-bottom="0.018cm" fo:padding-left="0.018cm" fo:padding-right="0.018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36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447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62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2.16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1.41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1.59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ebebeb"/>
    </style:style>
    <style:style style:name="P3" style:family="paragraph">
      <loext:graphic-properties draw:fill="none"/>
    </style:style>
    <style:style style:name="P4" style:family="paragraph">
      <loext:graphic-properties draw:fill="solid" draw:fill-color="#4682b4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8" style:family="paragraph">
      <loext:graphic-properties draw:fill="none"/>
      <style:text-properties fo:font-size="11pt" style:font-size-asian="11pt" style:font-size-complex="11pt"/>
    </style:style>
    <style:style style:name="P9" style:family="paragraph">
      <loext:graphic-properties draw:fill="none"/>
      <style:paragraph-properties fo:text-align="start" style:writing-mode="lr-tb"/>
      <style:text-properties fo:font-size="13pt" style:font-size-asian="13pt" style:font-size-complex="13pt"/>
    </style:style>
    <style:style style:name="T1" style:family="text">
      <style:text-properties fo:color="#4d4d4d" style:font-name="Helvetica" fo:font-size="9pt" style:font-size-asian="9pt" style:font-name-complex="Helvetica" style:font-size-complex="9pt"/>
    </style:style>
    <style:style style:name="T2" style:family="text">
      <style:text-properties fo:color="#000000" style:font-name="Helvetica" fo:font-size="11pt" style:font-size-asian="11pt" style:font-name-complex="Helvetica" style:font-size-complex="11pt"/>
    </style:style>
    <style:style style:name="T3" style:family="text">
      <style:text-properties fo:color="#000000" style:font-name="Helvetica" fo:font-size="13pt" style:font-size-asian="13pt" style:font-name-complex="Helvetica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78cm" svg:height="17.78cm" svg:x="0cm" svg:y="0cm" svg:viewBox="0 0 17781 17781" draw:points="0,17781 17781,17781 17781,0 0,0">
          <text:p/>
        </draw:polygon>
        <draw:polygon draw:style-name="gr2" draw:text-style-name="P2" draw:layer="layout" svg:width="13.062cm" svg:height="15.815cm" svg:x="4.524cm" svg:y="0.808cm" svg:viewBox="0 0 13063 15816" draw:points="0,15816 13063,15816 13063,0 0,0">
          <text:p/>
        </draw:polygon>
        <draw:line draw:style-name="gr3" draw:text-style-name="P3" draw:layer="layout" svg:x1="6.33cm" svg:y1="16.623cm" svg:x2="6.33cm" svg:y2="0.808cm">
          <text:p/>
        </draw:line>
        <draw:line draw:style-name="gr3" draw:text-style-name="P3" draw:layer="layout" svg:x1="8.757cm" svg:y1="16.623cm" svg:x2="8.757cm" svg:y2="0.808cm">
          <text:p/>
        </draw:line>
        <draw:line draw:style-name="gr3" draw:text-style-name="P3" draw:layer="layout" svg:x1="11.183cm" svg:y1="16.623cm" svg:x2="11.183cm" svg:y2="0.808cm">
          <text:p/>
        </draw:line>
        <draw:line draw:style-name="gr3" draw:text-style-name="P3" draw:layer="layout" svg:x1="13.608cm" svg:y1="16.623cm" svg:x2="13.608cm" svg:y2="0.808cm">
          <text:p/>
        </draw:line>
        <draw:line draw:style-name="gr3" draw:text-style-name="P3" draw:layer="layout" svg:x1="16.034cm" svg:y1="16.623cm" svg:x2="16.034cm" svg:y2="0.808cm">
          <text:p/>
        </draw:line>
        <draw:line draw:style-name="gr4" draw:text-style-name="P3" draw:layer="layout" svg:x1="4.524cm" svg:y1="15.775cm" svg:x2="17.586cm" svg:y2="15.775cm">
          <text:p/>
        </draw:line>
        <draw:line draw:style-name="gr4" draw:text-style-name="P3" draw:layer="layout" svg:x1="4.524cm" svg:y1="14.364cm" svg:x2="17.586cm" svg:y2="14.364cm">
          <text:p/>
        </draw:line>
        <draw:line draw:style-name="gr4" draw:text-style-name="P3" draw:layer="layout" svg:x1="4.524cm" svg:y1="12.952cm" svg:x2="17.586cm" svg:y2="12.952cm">
          <text:p/>
        </draw:line>
        <draw:line draw:style-name="gr4" draw:text-style-name="P3" draw:layer="layout" svg:x1="4.524cm" svg:y1="11.54cm" svg:x2="17.586cm" svg:y2="11.54cm">
          <text:p/>
        </draw:line>
        <draw:line draw:style-name="gr4" draw:text-style-name="P3" draw:layer="layout" svg:x1="4.524cm" svg:y1="10.128cm" svg:x2="17.586cm" svg:y2="10.128cm">
          <text:p/>
        </draw:line>
        <draw:line draw:style-name="gr4" draw:text-style-name="P3" draw:layer="layout" svg:x1="4.524cm" svg:y1="8.716cm" svg:x2="17.586cm" svg:y2="8.716cm">
          <text:p/>
        </draw:line>
        <draw:line draw:style-name="gr4" draw:text-style-name="P3" draw:layer="layout" svg:x1="4.524cm" svg:y1="7.304cm" svg:x2="17.586cm" svg:y2="7.304cm">
          <text:p/>
        </draw:line>
        <draw:line draw:style-name="gr4" draw:text-style-name="P3" draw:layer="layout" svg:x1="4.524cm" svg:y1="5.892cm" svg:x2="17.586cm" svg:y2="5.892cm">
          <text:p/>
        </draw:line>
        <draw:line draw:style-name="gr4" draw:text-style-name="P3" draw:layer="layout" svg:x1="4.524cm" svg:y1="4.48cm" svg:x2="17.586cm" svg:y2="4.48cm">
          <text:p/>
        </draw:line>
        <draw:line draw:style-name="gr4" draw:text-style-name="P3" draw:layer="layout" svg:x1="4.524cm" svg:y1="3.068cm" svg:x2="17.586cm" svg:y2="3.068cm">
          <text:p/>
        </draw:line>
        <draw:line draw:style-name="gr4" draw:text-style-name="P3" draw:layer="layout" svg:x1="4.524cm" svg:y1="1.656cm" svg:x2="17.586cm" svg:y2="1.656cm">
          <text:p/>
        </draw:line>
        <draw:line draw:style-name="gr4" draw:text-style-name="P3" draw:layer="layout" svg:x1="5.117cm" svg:y1="16.623cm" svg:x2="5.117cm" svg:y2="0.808cm">
          <text:p/>
        </draw:line>
        <draw:line draw:style-name="gr4" draw:text-style-name="P3" draw:layer="layout" svg:x1="7.543cm" svg:y1="16.623cm" svg:x2="7.543cm" svg:y2="0.808cm">
          <text:p/>
        </draw:line>
        <draw:line draw:style-name="gr4" draw:text-style-name="P3" draw:layer="layout" svg:x1="9.969cm" svg:y1="16.623cm" svg:x2="9.969cm" svg:y2="0.808cm">
          <text:p/>
        </draw:line>
        <draw:line draw:style-name="gr4" draw:text-style-name="P3" draw:layer="layout" svg:x1="12.395cm" svg:y1="16.623cm" svg:x2="12.395cm" svg:y2="0.808cm">
          <text:p/>
        </draw:line>
        <draw:line draw:style-name="gr4" draw:text-style-name="P3" draw:layer="layout" svg:x1="14.821cm" svg:y1="16.623cm" svg:x2="14.821cm" svg:y2="0.808cm">
          <text:p/>
        </draw:line>
        <draw:line draw:style-name="gr4" draw:text-style-name="P3" draw:layer="layout" svg:x1="17.248cm" svg:y1="16.623cm" svg:x2="17.248cm" svg:y2="0.808cm">
          <text:p/>
        </draw:line>
        <draw:polygon draw:style-name="gr5" draw:text-style-name="P4" draw:layer="layout" svg:width="0.978cm" svg:height="1.271cm" svg:x="5.117cm" svg:y="15.14cm" svg:viewBox="0 0 979 1272" draw:points="0,1272 979,1272 979,0 0,0">
          <text:p/>
        </draw:polygon>
        <draw:polygon draw:style-name="gr5" draw:text-style-name="P4" draw:layer="layout" svg:width="0.99cm" svg:height="1.271cm" svg:x="5.117cm" svg:y="13.728cm" svg:viewBox="0 0 991 1272" draw:points="0,1272 991,1272 991,0 0,0">
          <text:p/>
        </draw:polygon>
        <draw:polygon draw:style-name="gr5" draw:text-style-name="P4" draw:layer="layout" svg:width="1.008cm" svg:height="1.271cm" svg:x="5.117cm" svg:y="12.316cm" svg:viewBox="0 0 1009 1272" draw:points="0,1272 1009,1272 1009,0 0,0">
          <text:p/>
        </draw:polygon>
        <draw:polygon draw:style-name="gr5" draw:text-style-name="P4" draw:layer="layout" svg:width="1.035cm" svg:height="1.271cm" svg:x="5.117cm" svg:y="10.904cm" svg:viewBox="0 0 1036 1272" draw:points="0,1272 1036,1272 1036,0 0,0">
          <text:p/>
        </draw:polygon>
        <draw:polygon draw:style-name="gr5" draw:text-style-name="P4" draw:layer="layout" svg:width="1.04cm" svg:height="1.271cm" svg:x="5.117cm" svg:y="9.492cm" svg:viewBox="0 0 1041 1272" draw:points="0,1272 1041,1272 1041,0 0,0">
          <text:p/>
        </draw:polygon>
        <draw:polygon draw:style-name="gr5" draw:text-style-name="P4" draw:layer="layout" svg:width="6.293cm" svg:height="1.271cm" svg:x="5.117cm" svg:y="8.08cm" svg:viewBox="0 0 6294 1272" draw:points="0,1272 6294,1272 6294,0 0,0">
          <text:p/>
        </draw:polygon>
        <draw:polygon draw:style-name="gr5" draw:text-style-name="P4" draw:layer="layout" svg:width="6.854cm" svg:height="1.271cm" svg:x="5.117cm" svg:y="6.668cm" svg:viewBox="0 0 6855 1272" draw:points="0,1272 6855,1272 6855,0 0,0">
          <text:p/>
        </draw:polygon>
        <draw:polygon draw:style-name="gr5" draw:text-style-name="P4" draw:layer="layout" svg:width="6.976cm" svg:height="1.271cm" svg:x="5.117cm" svg:y="5.256cm" svg:viewBox="0 0 6977 1272" draw:points="0,1272 6977,1272 6977,0 0,0">
          <text:p/>
        </draw:polygon>
        <draw:polygon draw:style-name="gr5" draw:text-style-name="P4" draw:layer="layout" svg:width="8.27cm" svg:height="1.271cm" svg:x="5.117cm" svg:y="3.844cm" svg:viewBox="0 0 8271 1272" draw:points="0,1272 8271,1272 8271,0 0,0">
          <text:p/>
        </draw:polygon>
        <draw:polygon draw:style-name="gr5" draw:text-style-name="P4" draw:layer="layout" svg:width="9.979cm" svg:height="1.271cm" svg:x="5.117cm" svg:y="2.432cm" svg:viewBox="0 0 9980 1272" draw:points="0,1272 9980,1272 9980,0 0,0">
          <text:p/>
        </draw:polygon>
        <draw:polygon draw:style-name="gr5" draw:text-style-name="P4" draw:layer="layout" svg:width="11.875cm" svg:height="1.271cm" svg:x="5.117cm" svg:y="1.02cm" svg:viewBox="0 0 11876 1272" draw:points="0,1272 11876,1272 11876,0 0,0">
          <text:p/>
        </draw:polygon>
        <draw:frame draw:style-name="gr6" draw:text-style-name="P6" draw:layer="layout" svg:width="1.213cm" svg:height="0.454cm" svg:x="3.15cm" svg:y="15.526cm">
          <draw:text-box>
            <text:p text:style-name="P5"><text:span text:style-name="T1">diabetes</text:span></text:p>
          </draw:text-box>
        </draw:frame>
        <draw:frame draw:style-name="gr7" draw:text-style-name="P6" draw:layer="layout" svg:width="1.192cm" svg:height="0.454cm" svg:x="3.168cm" svg:y="14.114cm">
          <draw:text-box>
            <text:p text:style-name="P5"><text:span text:style-name="T1">smoking</text:span></text:p>
          </draw:text-box>
        </draw:frame>
        <draw:frame draw:style-name="gr8" draw:text-style-name="P6" draw:layer="layout" svg:width="1.225cm" svg:height="0.454cm" svg:x="3.133cm" svg:y="12.702cm">
          <draw:text-box>
            <text:p text:style-name="P5"><text:span text:style-name="T1">anaemia</text:span></text:p>
          </draw:text-box>
        </draw:frame>
        <draw:frame draw:style-name="gr9" draw:text-style-name="P7" draw:layer="layout" svg:width="2.913cm" svg:height="0.454cm" svg:x="1.6cm" svg:y="11.29cm">
          <draw:text-box>
            <text:p text:style-name="P5"><text:span text:style-name="T1">high blood pressure</text:span></text:p>
          </draw:text-box>
        </draw:frame>
        <draw:frame draw:style-name="gr10" draw:text-style-name="P6" draw:layer="layout" svg:width="0.502cm" svg:height="0.454cm" svg:x="3.866cm" svg:y="9.878cm">
          <draw:text-box>
            <text:p text:style-name="P5"><text:span text:style-name="T1">sex</text:span></text:p>
          </draw:text-box>
        </draw:frame>
        <draw:frame draw:style-name="gr11" draw:text-style-name="P6" draw:layer="layout" svg:width="2.004cm" svg:height="0.454cm" svg:x="2.263cm" svg:y="8.466cm">
          <draw:text-box>
            <text:p text:style-name="P5"><text:span text:style-name="T1">serum sodium</text:span></text:p>
          </draw:text-box>
        </draw:frame>
        <draw:frame draw:style-name="gr12" draw:text-style-name="P6" draw:layer="layout" svg:width="1.196cm" svg:height="0.454cm" svg:x="3.168cm" svg:y="7.054cm">
          <draw:text-box>
            <text:p text:style-name="P5"><text:span text:style-name="T1">platelets</text:span></text:p>
          </draw:text-box>
        </draw:frame>
        <draw:frame draw:style-name="gr13" draw:text-style-name="P6" draw:layer="layout" svg:width="3.634cm" svg:height="0.454cm" svg:x="0.662cm" svg:y="5.642cm">
          <draw:text-box>
            <text:p text:style-name="P5"><text:span text:style-name="T1">creatinine phosphokinase</text:span></text:p>
          </draw:text-box>
        </draw:frame>
        <draw:frame draw:style-name="gr14" draw:text-style-name="P6" draw:layer="layout" svg:width="0.535cm" svg:height="0.454cm" svg:x="3.821cm" svg:y="4.23cm">
          <draw:text-box>
            <text:p text:style-name="P5"><text:span text:style-name="T1">age</text:span></text:p>
          </draw:text-box>
        </draw:frame>
        <draw:frame draw:style-name="gr15" draw:text-style-name="P6" draw:layer="layout" svg:width="2.246cm" svg:height="0.454cm" svg:x="2.042cm" svg:y="2.818cm">
          <draw:text-box>
            <text:p text:style-name="P5"><text:span text:style-name="T1">ejection fraction</text:span></text:p>
          </draw:text-box>
        </draw:frame>
        <draw:line draw:style-name="gr16" draw:text-style-name="P3" draw:layer="layout" svg:x1="4.427cm" svg:y1="15.775cm" svg:x2="4.524cm" svg:y2="15.775cm">
          <text:p/>
        </draw:line>
        <draw:line draw:style-name="gr16" draw:text-style-name="P3" draw:layer="layout" svg:x1="4.427cm" svg:y1="14.364cm" svg:x2="4.524cm" svg:y2="14.364cm">
          <text:p/>
        </draw:line>
        <draw:line draw:style-name="gr16" draw:text-style-name="P3" draw:layer="layout" svg:x1="4.427cm" svg:y1="12.952cm" svg:x2="4.524cm" svg:y2="12.952cm">
          <text:p/>
        </draw:line>
        <draw:line draw:style-name="gr16" draw:text-style-name="P3" draw:layer="layout" svg:x1="4.427cm" svg:y1="11.54cm" svg:x2="4.524cm" svg:y2="11.54cm">
          <text:p/>
        </draw:line>
        <draw:line draw:style-name="gr16" draw:text-style-name="P3" draw:layer="layout" svg:x1="4.427cm" svg:y1="10.128cm" svg:x2="4.524cm" svg:y2="10.128cm">
          <text:p/>
        </draw:line>
        <draw:line draw:style-name="gr16" draw:text-style-name="P3" draw:layer="layout" svg:x1="4.427cm" svg:y1="8.716cm" svg:x2="4.524cm" svg:y2="8.716cm">
          <text:p/>
        </draw:line>
        <draw:line draw:style-name="gr16" draw:text-style-name="P3" draw:layer="layout" svg:x1="4.427cm" svg:y1="7.304cm" svg:x2="4.524cm" svg:y2="7.304cm">
          <text:p/>
        </draw:line>
        <draw:line draw:style-name="gr16" draw:text-style-name="P3" draw:layer="layout" svg:x1="4.427cm" svg:y1="5.892cm" svg:x2="4.524cm" svg:y2="5.892cm">
          <text:p/>
        </draw:line>
        <draw:line draw:style-name="gr16" draw:text-style-name="P3" draw:layer="layout" svg:x1="4.427cm" svg:y1="4.48cm" svg:x2="4.524cm" svg:y2="4.48cm">
          <text:p/>
        </draw:line>
        <draw:line draw:style-name="gr16" draw:text-style-name="P3" draw:layer="layout" svg:x1="4.427cm" svg:y1="3.068cm" svg:x2="4.524cm" svg:y2="3.068cm">
          <text:p/>
        </draw:line>
        <draw:line draw:style-name="gr16" draw:text-style-name="P3" draw:layer="layout" svg:x1="4.427cm" svg:y1="1.656cm" svg:x2="4.524cm" svg:y2="1.656cm">
          <text:p/>
        </draw:line>
        <draw:line draw:style-name="gr16" draw:text-style-name="P3" draw:layer="layout" svg:x1="5.117cm" svg:y1="16.719cm" svg:x2="5.117cm" svg:y2="16.623cm">
          <text:p/>
        </draw:line>
        <draw:line draw:style-name="gr16" draw:text-style-name="P3" draw:layer="layout" svg:x1="7.543cm" svg:y1="16.719cm" svg:x2="7.543cm" svg:y2="16.623cm">
          <text:p/>
        </draw:line>
        <draw:line draw:style-name="gr16" draw:text-style-name="P3" draw:layer="layout" svg:x1="9.969cm" svg:y1="16.719cm" svg:x2="9.969cm" svg:y2="16.623cm">
          <text:p/>
        </draw:line>
        <draw:line draw:style-name="gr16" draw:text-style-name="P3" draw:layer="layout" svg:x1="12.395cm" svg:y1="16.719cm" svg:x2="12.395cm" svg:y2="16.623cm">
          <text:p/>
        </draw:line>
        <draw:line draw:style-name="gr16" draw:text-style-name="P3" draw:layer="layout" svg:x1="14.821cm" svg:y1="16.719cm" svg:x2="14.821cm" svg:y2="16.623cm">
          <text:p/>
        </draw:line>
        <draw:line draw:style-name="gr16" draw:text-style-name="P3" draw:layer="layout" svg:x1="17.248cm" svg:y1="16.719cm" svg:x2="17.248cm" svg:y2="16.623cm">
          <text:p/>
        </draw:line>
        <draw:frame draw:style-name="gr17" draw:text-style-name="P6" draw:layer="layout" svg:width="2.364cm" svg:height="0.454cm" svg:x="1.91cm" svg:y="1.406cm">
          <draw:text-box>
            <text:p text:style-name="P5"><text:span text:style-name="T1">serum creatinine</text:span></text:p>
          </draw:text-box>
        </draw:frame>
        <draw:frame draw:style-name="gr18" draw:text-style-name="P6" draw:layer="layout" svg:width="0.447cm" svg:height="0.454cm" svg:x="4.897cm" svg:y="16.661cm">
          <draw:text-box>
            <text:p text:style-name="P5"><text:span text:style-name="T1">0.0</text:span></text:p>
          </draw:text-box>
        </draw:frame>
        <draw:frame draw:style-name="gr18" draw:text-style-name="P6" draw:layer="layout" svg:width="0.447cm" svg:height="0.454cm" svg:x="7.323cm" svg:y="16.661cm">
          <draw:text-box>
            <text:p text:style-name="P5"><text:span text:style-name="T1">2.5</text:span></text:p>
          </draw:text-box>
        </draw:frame>
        <draw:frame draw:style-name="gr18" draw:text-style-name="P6" draw:layer="layout" svg:width="0.447cm" svg:height="0.454cm" svg:x="9.749cm" svg:y="16.661cm">
          <draw:text-box>
            <text:p text:style-name="P5"><text:span text:style-name="T1">5.0</text:span></text:p>
          </draw:text-box>
        </draw:frame>
        <draw:frame draw:style-name="gr18" draw:text-style-name="P6" draw:layer="layout" svg:width="0.447cm" svg:height="0.454cm" svg:x="12.175cm" svg:y="16.661cm">
          <draw:text-box>
            <text:p text:style-name="P5"><text:span text:style-name="T1">7.5</text:span></text:p>
          </draw:text-box>
        </draw:frame>
        <draw:frame draw:style-name="gr19" draw:text-style-name="P6" draw:layer="layout" svg:width="0.624cm" svg:height="0.454cm" svg:x="14.513cm" svg:y="16.661cm">
          <draw:text-box>
            <text:p text:style-name="P5"><text:span text:style-name="T1">10.0</text:span></text:p>
          </draw:text-box>
        </draw:frame>
        <draw:frame draw:style-name="gr19" draw:text-style-name="P6" draw:layer="layout" svg:width="0.624cm" svg:height="0.454cm" svg:x="16.939cm" svg:y="16.661cm">
          <draw:text-box>
            <text:p text:style-name="P5"><text:span text:style-name="T1">12.5</text:span></text:p>
          </draw:text-box>
        </draw:frame>
        <draw:frame draw:style-name="gr20" draw:text-style-name="P8" draw:layer="layout" svg:width="2.165cm" svg:height="0.56cm" svg:x="9.974cm" svg:y="17.048cm">
          <draw:text-box>
            <text:p text:style-name="P5"><text:span text:style-name="T2">Gini impurity</text:span></text:p>
          </draw:text-box>
        </draw:frame>
        <draw:frame draw:style-name="gr21" draw:text-style-name="P8" draw:layer="layout" svg:width="1.412cm" svg:height="0.56cm" draw:transform="rotate (1.5707963267949) translate (0.027cm 9.411cm)">
          <draw:text-box>
            <text:p text:style-name="P5"><text:span text:style-name="T2">features</text:span></text:p>
          </draw:text-box>
        </draw:frame>
        <draw:frame draw:style-name="gr22" draw:text-style-name="P9" draw:layer="layout" svg:width="11.59cm" svg:height="0.657cm" svg:x="0.2cm" svg:y="-0.004cm">
          <draw:text-box>
            <text:p text:style-name="P5"><text:span text:style-name="T3">(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7.78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29T11:54:14.293857685</dc:date>
    <meta:editing-duration>PT1M47S</meta:editing-duration>
    <meta:editing-cycles>3</meta:editing-cycles>
    <meta:generator>LibreOffice/6.0.7.3$Linux_X86_64 LibreOffice_project/00m0$Build-3</meta:generator>
    <meta:document-statistic meta:object-count="72"/>
  </office:meta>
</office:document-meta>
</file>